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rsid="0028cab5" officeooo:paragraph-rsid="0028cab5"/>
    </style:style>
    <style:style style:name="P2" style:family="paragraph" style:parent-style-name="Standard">
      <style:text-properties officeooo:rsid="0028cab5" officeooo:paragraph-rsid="0028cab5"/>
    </style:style>
    <style:style style:name="P3" style:family="paragraph" style:parent-style-name="Standard">
      <style:text-properties officeooo:rsid="0028cab5" officeooo:paragraph-rsid="008e7a1e"/>
    </style:style>
    <style:style style:name="P4" style:family="paragraph" style:parent-style-name="Standard">
      <style:text-properties officeooo:rsid="0079c0bd" officeooo:paragraph-rsid="0079c0bd"/>
    </style:style>
    <style:style style:name="P5" style:family="paragraph" style:parent-style-name="Standard" style:list-style-name="L2">
      <style:text-properties officeooo:rsid="0079c0bd" officeooo:paragraph-rsid="0079c0bd"/>
    </style:style>
    <style:style style:name="P6" style:family="paragraph" style:parent-style-name="Standard" style:list-style-name="L2">
      <style:text-properties officeooo:rsid="007b0df3" officeooo:paragraph-rsid="007b0df3"/>
    </style:style>
    <style:style style:name="P7" style:family="paragraph" style:parent-style-name="Standard" style:list-style-name="L2">
      <style:text-properties officeooo:rsid="0088b4e6" officeooo:paragraph-rsid="0088b4e6"/>
    </style:style>
    <style:style style:name="P8" style:family="paragraph" style:parent-style-name="Standard" style:list-style-name="L3">
      <style:text-properties officeooo:rsid="0088b4e6" officeooo:paragraph-rsid="0088b4e6"/>
    </style:style>
    <style:style style:name="P9" style:family="paragraph" style:parent-style-name="Standard">
      <style:text-properties officeooo:rsid="0088b4e6" officeooo:paragraph-rsid="0088b4e6"/>
    </style:style>
    <style:style style:name="P10" style:family="paragraph" style:parent-style-name="Standard" style:list-style-name="L4">
      <style:text-properties officeooo:rsid="0088b4e6" officeooo:paragraph-rsid="0088b4e6"/>
    </style:style>
    <style:style style:name="P11" style:family="paragraph" style:parent-style-name="Standard" style:list-style-name="L5">
      <style:text-properties officeooo:rsid="0088b4e6" officeooo:paragraph-rsid="0088b4e6"/>
    </style:style>
    <style:style style:name="P12" style:family="paragraph" style:parent-style-name="Standard" style:list-style-name="L6">
      <style:text-properties officeooo:rsid="0088b4e6" officeooo:paragraph-rsid="0088b4e6"/>
    </style:style>
    <style:style style:name="P13" style:family="paragraph" style:parent-style-name="Standard" style:list-style-name="L7">
      <style:text-properties officeooo:rsid="0088ccf2" officeooo:paragraph-rsid="0088ccf2"/>
    </style:style>
    <style:style style:name="P14" style:family="paragraph" style:parent-style-name="Standard">
      <style:text-properties officeooo:rsid="0088ccf2" officeooo:paragraph-rsid="0088ccf2"/>
    </style:style>
    <style:style style:name="P15" style:family="paragraph" style:parent-style-name="Standard">
      <style:text-properties officeooo:rsid="00899528" officeooo:paragraph-rsid="00899528"/>
    </style:style>
    <style:style style:name="P16" style:family="paragraph" style:parent-style-name="Standard">
      <style:text-properties officeooo:rsid="008c0f43" officeooo:paragraph-rsid="008eb2c0"/>
    </style:style>
    <style:style style:name="P17" style:family="paragraph" style:parent-style-name="Standard" style:list-style-name="L9">
      <style:text-properties officeooo:rsid="008e1a5e" officeooo:paragraph-rsid="008e1a5e"/>
    </style:style>
    <style:style style:name="P18" style:family="paragraph" style:parent-style-name="Standard" style:list-style-name="L4">
      <style:text-properties officeooo:rsid="008e7a1e" officeooo:paragraph-rsid="008e7a1e"/>
    </style:style>
    <style:style style:name="P19" style:family="paragraph" style:parent-style-name="Standard" style:list-style-name="L10">
      <style:text-properties officeooo:rsid="008e7a1e" officeooo:paragraph-rsid="008e7a1e"/>
    </style:style>
    <style:style style:name="P20" style:family="paragraph" style:parent-style-name="Standard" style:list-style-name="L5">
      <style:text-properties officeooo:rsid="008e7a1e" officeooo:paragraph-rsid="008e7a1e"/>
    </style:style>
    <style:style style:name="P21" style:family="paragraph" style:parent-style-name="Standard" style:list-style-name="L2">
      <style:text-properties officeooo:rsid="008e7a1e" officeooo:paragraph-rsid="008e7a1e"/>
    </style:style>
    <style:style style:name="P22" style:family="paragraph" style:parent-style-name="Standard" style:list-style-name="L11">
      <style:text-properties officeooo:rsid="008e7a1e" officeooo:paragraph-rsid="008e7a1e"/>
    </style:style>
    <style:style style:name="P23" style:family="paragraph" style:parent-style-name="Standard">
      <style:text-properties officeooo:rsid="008e7a1e" officeooo:paragraph-rsid="008e7a1e"/>
    </style:style>
    <style:style style:name="P24" style:family="paragraph" style:parent-style-name="Standard" style:list-style-name="L12">
      <style:text-properties officeooo:rsid="008eb2c0" officeooo:paragraph-rsid="008eb2c0"/>
    </style:style>
    <style:style style:name="P25" style:family="paragraph" style:parent-style-name="Standard">
      <style:text-properties officeooo:rsid="008eb2c0" officeooo:paragraph-rsid="008eb2c0"/>
    </style:style>
    <style:style style:name="T1" style:family="text">
      <style:text-properties officeooo:rsid="007a855b"/>
    </style:style>
    <style:style style:name="T2" style:family="text">
      <style:text-properties officeooo:rsid="008ac87e"/>
    </style:style>
    <style:style style:name="T3" style:family="text">
      <style:text-properties officeooo:rsid="008e1a5e"/>
    </style:style>
    <style:style style:name="T4" style:family="text">
      <style:text-properties officeooo:rsid="008e7a1e"/>
    </style:style>
    <style:style style:name="T5" style:family="text">
      <style:text-properties officeooo:rsid="008eb2c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2285052" text:style-name="L1">
        <text:list-item>
          <text:p text:style-name="P1">Please tell us about your IT work. What exactly do you do?</text:p>
        </text:list-item>
      </text:list>
      <text:p text:style-name="P4"><text:tab/>Job Title: Network Technician</text:p>
      <text:list xml:id="list1654659384" text:style-name="L2">
        <text:list-item>
          <text:p text:style-name="P5">Making sure that everyone in our business can connect to internet/servers/applications.</text:p>
        </text:list-item>
        <text:list-item>
          <text:p text:style-name="P5">Includes switching, wireless, routing, firewalls.</text:p>
        </text:list-item>
        <text:list-item>
          <text:p text:style-name="P5">Minor network security. - whitelisting, blacklisting</text:p>
        </text:list-item>
        <text:list-item>
          <text:p text:style-name="P6">Service Desk <text:span text:style-name="T3">overflow as well</text:span></text:p>
        </text:list-item>
        <text:list-item>
          <text:p text:style-name="P6"><text:span text:style-name="T3">Reporting</text:span> </text:p>
        </text:list-item>
        <text:list-item>
          <text:p text:style-name="P7">SQL queries – which computers have x software?</text:p>
        </text:list-item>
        <text:list-item>
          <text:p text:style-name="P21">Site visits to install and configure switches</text:p>
        </text:list-item>
      </text:list>
      <text:p text:style-name="P4"/>
      <text:list xml:id="list130430918980540" text:continue-list="list1082285052" text:style-name="L1">
        <text:list-item>
          <text:p text:style-name="P1">Please tell us about the industry you work in.</text:p>
        </text:list-item>
      </text:list>
      <text:list xml:id="list527040759" text:style-name="L3">
        <text:list-item>
          <text:p text:style-name="P8">IT</text:p>
        </text:list-item>
      </text:list>
      <text:p text:style-name="P9"/>
      <text:list xml:id="list130429538797752" text:continue-list="list130430918980540" text:style-name="L1">
        <text:list-item>
          <text:p text:style-name="P1">What other kind of work do you have to do?</text:p>
        </text:list-item>
      </text:list>
      <text:list xml:id="list377091702" text:style-name="L9">
        <text:list-item>
          <text:p text:style-name="P17">See above</text:p>
        </text:list-item>
      </text:list>
      <text:p text:style-name="P2"/>
      <text:list xml:id="list130429794957188" text:continue-list="list130429538797752" text:style-name="L1">
        <text:list-item>
          <text:p text:style-name="P1">Who are all the different people you interact with in your work? Please tell us about them.</text:p>
        </text:list-item>
      </text:list>
      <text:list xml:id="list805957351" text:style-name="L4">
        <text:list-item>
          <text:p text:style-name="P10">Network engineer – <text:span text:style-name="T3">Designs and implements computer networks. Focuses on high-level design and planning.</text:span></text:p>
        </text:list-item>
        <text:list-item>
          <text:p text:style-name="P10">Enterprise architect – <text:span text:style-name="T4">Applies architecture principles to guide the organisation through technology changes necessary to execute strategies.</text:span></text:p>
        </text:list-item>
        <text:list-item>
          <text:p text:style-name="P18">System Administrator – Installing/supporting/maintaining servers</text:p>
        </text:list-item>
        <text:list-item>
          <text:p text:style-name="P18">Service Desk – Level 1-2 IT support</text:p>
        </text:list-item>
        <text:list-item>
          <text:p text:style-name="P18">Users</text:p>
          <text:list>
            <text:list-item>
              <text:p text:style-name="P18">Sales team</text:p>
            </text:list-item>
            <text:list-item>
              <text:p text:style-name="P18">App Support</text:p>
            </text:list-item>
            <text:list-item>
              <text:p text:style-name="P18">App Delivery</text:p>
            </text:list-item>
          </text:list>
        </text:list-item>
      </text:list>
      <text:p text:style-name="P9"/>
      <text:p text:style-name="P9"/>
      <text:list xml:id="list130430214064724" text:continue-list="list130429794957188" text:style-name="L1">
        <text:list-item>
          <text:p text:style-name="P1">Please tell us about your interactions with other IT professionals.</text:p>
        </text:list-item>
      </text:list>
      <text:list xml:id="list3660762517" text:style-name="L10">
        <text:list-item>
          <text:p text:style-name="P19">Works in a team under the network engineer</text:p>
        </text:list-item>
      </text:list>
      <text:list xml:id="list2651638745" text:style-name="L5">
        <text:list-item>
          <text:p text:style-name="P11">Everyone’s helpful, makes up for weaknesses of others with their strengths</text:p>
        </text:list-item>
        <text:list-item>
          <text:p text:style-name="P11">Works in an office with desk spaces kind of like cubicles</text:p>
        </text:list-item>
        <text:list-item>
          <text:p text:style-name="P20">Next to service desk, often assisting them with queries.</text:p>
        </text:list-item>
        <text:list-item>
          <text:p text:style-name="P20">The network team works collaboratively across different sites, even internationally.</text:p>
        </text:list-item>
        <text:list-item>
          <text:p text:style-name="P20">Works near the system administrators.</text:p>
        </text:list-item>
        <text:list-item>
          <text:p text:style-name="P11">Main interaction is phone calls</text:p>
        </text:list-item>
      </text:list>
      <text:p text:style-name="P9"/>
      <text:list xml:id="list130431537326766" text:continue-list="list130430214064724" text:style-name="L1">
        <text:list-item>
          <text:p text:style-name="P1">What about your interactions with clients or investors?</text:p>
        </text:list-item>
      </text:list>
      <text:list xml:id="list2167534480" text:style-name="L11">
        <text:list-item>
          <text:p text:style-name="P22">Mostly phone calls with users regarding network difficulties</text:p>
        </text:list-item>
        <text:list-item>
          <text:p text:style-name="P22">Contacting their service provider (Telstra)</text:p>
        </text:list-item>
      </text:list>
      <text:p text:style-name="P2"/>
      <text:list xml:id="list130430139662063" text:continue-list="list130431537326766" text:style-name="L1">
        <text:list-item>
          <text:p text:style-name="P1">What aspects of your work do you spend most time on? Please tell us about these.</text:p>
        </text:list-item>
      </text:list>
      <text:list xml:id="list2749091929" text:style-name="L6">
        <text:list-item>
          <text:p text:style-name="P12">Monitoring, pinging servers, computers etc</text:p>
        </text:list-item>
        <text:list-item>
          <text:p text:style-name="P12">traffic monitoring</text:p>
        </text:list-item>
        <text:list-item>
          <text:p text:style-name="P12">keeping up to date</text:p>
        </text:list-item>
      </text:list>
      <text:p text:style-name="P9"/>
      <text:list xml:id="list130430944575957" text:continue-list="list130430139662063" text:style-name="L1">
        <text:list-item>
          <text:p text:style-name="P1">Which aspects of your work do you find most challenging?</text:p>
        </text:list-item>
      </text:list>
      <text:list xml:id="list226041756" text:style-name="L7">
        <text:list-item>
          <text:p text:style-name="P13">Telstra </text:p>
        </text:list-item>
        <text:list-item>
          <text:p text:style-name="P13">Bureaucracy </text:p>
        </text:list-item>
        <text:list-item>
          <text:p text:style-name="P13"><text:soft-page-break/>sending requests, organising meetings</text:p>
        </text:list-item>
      </text:list>
      <text:p text:style-name="P14"/>
      <text:list xml:id="list130430405882458" text:continue-list="list130430944575957" text:style-name="L1">
        <text:list-item>
          <text:p text:style-name="P1">Finally, can you share an example of the work you do that best captures the essence of the IT industry?</text:p>
        </text:list-item>
      </text:list>
      <text:p text:style-name="P2"/>
      <text:p text:style-name="P3">Bureaucracy example:</text:p>
      <text:p text:style-name="P23">Recently changed monitoring server. On the routers, traffic is packaged into a log file and routinely sent to the monitoring server. The team had to edit one line of code on the routers to redirect the log files to the new server (“snp server 192.168...”. </text:p>
      <text:p text:style-name="P23">This would be a simple, easy step, but instead had to contact Telstra and organise a time for them to come and do it for them. Often delayed, pushed-back and can take weeks before it happens. </text:p>
      <text:p text:style-name="P3"/>
      <text:p text:style-name="P15"><text:span text:style-name="T2">Further example: </text:span>Loops sometimes happen by accident. “<text:span text:style-name="T4">M</text:span>odern” routers <text:span text:style-name="T4">(2010+)</text:span> will detect it <text:span text:style-name="T4">automatically, older routers will not (may go undetected for a long time). Business still uses a lot of older routers. If detected the router will automatically block the port. However, once resolved the port needs to be manually re-opened. This is another quick job that must go through Telstra first and face the delays and bureaucracy in order to be re-opened.</text:span> </text:p>
      <text:p text:style-name="P15"/>
      <text:p text:style-name="P16">As a publicly traded company, there are a lot of additional rules and regulations that must be followed or the company will be fined. This enhances the security and integrity of the business, but also severely hampers productivity and efficiency. Even a simple change such as unblocking a user’s access to a website means <text:span text:style-name="T5">going through the following process:</text:span></text:p>
      <text:list xml:id="list4070385966" text:style-name="L12">
        <text:list-item>
          <text:p text:style-name="P24">Change request (who, what, why?)</text:p>
        </text:list-item>
        <text:list-item>
          <text:p text:style-name="P24">Step by step planning</text:p>
        </text:list-item>
        <text:list-item>
          <text:p text:style-name="P24">Redundancy plan</text:p>
        </text:list-item>
        <text:list-item>
          <text:p text:style-name="P24">back-out plan if something goes wrong</text:p>
        </text:list-item>
        <text:list-item>
          <text:p text:style-name="P24">testing-plan (expected results)</text:p>
          <text:list>
            <text:list-item>
              <text:p text:style-name="P24">If unexpected results, reporting on why this is the case</text:p>
            </text:list-item>
          </text:list>
        </text:list-item>
        <text:list-item>
          <text:p text:style-name="P24">Proof of action (screenshots of each step)</text:p>
        </text:list-item>
        <text:list-item>
          <text:p text:style-name="P24">Organise meeting which only takes place once a week to present report</text:p>
        </text:list-item>
        <text:list-item>
          <text:p text:style-name="P24">If something was missed, or further queries come up, this is another week long delay before it can be resolved.</text:p>
        </text:list-item>
      </text:list>
      <text:p text:style-name="P25"/>
      <text:p text:style-name="P25">A potentially 30-second job can take weeks to enact due to the rules and regulations in place. </text:p>
      <text:p text:style-name="P16"/>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4T17:03:38.202000000</meta:creation-date>
    <dc:date>2020-04-15T13:04:27.859000000</dc:date>
    <meta:editing-duration>PT13M57S</meta:editing-duration>
    <meta:editing-cycles>7</meta:editing-cycles>
    <meta:generator>LibreOffice/6.4.2.2$Windows_X86_64 LibreOffice_project/4e471d8c02c9c90f512f7f9ead8875b57fcb1ec3</meta:generator>
    <meta:document-statistic meta:table-count="0" meta:image-count="0" meta:object-count="0" meta:page-count="2" meta:paragraph-count="57" meta:word-count="648" meta:character-count="3807" meta:non-whitespace-character-count="3253"/>
  </office:meta>
</office:document-meta>
</file>